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6cm" svg:stroke-color="#ff0000" draw:marker-start-width="0.39cm" draw:marker-end="Arrow" draw:marker-end-width="0.39cm" draw:fill="none" draw:textarea-horizontal-align="center" draw:textarea-vertical-align="middle" fo:padding-top="0.155cm" fo:padding-bottom="0.155cm" fo:padding-left="0.28cm" fo:padding-right="0.2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4cm" fo:min-width="0cm"/>
    </style:style>
    <style:style style:name="gr3" style:family="graphic" style:parent-style-name="standard">
      <style:graphic-properties svg:stroke-width="0.06cm" svg:stroke-color="#ff0000" draw:marker-start-width="0.39cm" draw:marker-end-width="0.39cm" draw:fill="none" draw:textarea-horizontal-align="justify" draw:textarea-vertical-align="middle" draw:auto-grow-height="false" fo:min-height="2.424cm" fo:min-width="1.874cm" fo:padding-top="0.155cm" fo:padding-bottom="0.155cm" fo:padding-left="0.28cm" fo:padding-right="0.2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58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0000" fo:font-size="17pt" style:font-size-asian="17pt" style:font-size-complex="17pt"/>
    </style:style>
    <style:style style:name="P3" style:family="paragraph">
      <loext:graphic-properties draw:fill="none" draw:fill-color="#ffffff"/>
      <style:text-properties fo:color="#ff0000" fo:font-size="20pt" style:font-size-asian="20pt" style:font-size-complex="20pt"/>
    </style:style>
    <style:style style:name="T1" style:family="text">
      <style:text-properties fo:color="#ff0000" fo:font-size="17pt" style:font-size-asian="17pt" style:font-size-complex="17pt"/>
    </style:style>
    <style:style style:name="T2" style:family="text">
      <style:text-properties fo:color="#ff0000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line draw:style-name="gr1" draw:text-style-name="P1" draw:layer="layout" svg:x1="0.942cm" svg:y1="8.947cm" svg:x2="10.166cm" svg:y2="3.408cm">
              <text:p/>
            </draw:line>
            <draw:frame draw:style-name="gr2" draw:text-style-name="P2" draw:layer="layout" svg:width="11.586cm" svg:height="1.044cm" draw:transform="rotate (0.530580092606276) translate (0.1cm 8.047cm)">
              <draw:text-box>
                <text:p><text:span text:style-name="T1">efficiency gain by 6 orders of magnitude</text:span></text:p>
              </draw:text-box>
            </draw:frame>
          </draw:g>
          <draw:g>
            <draw:custom-shape draw:style-name="gr3" draw:text-style-name="P1" draw:layer="layout" svg:width="3.44cm" svg:height="3.864cm" svg:x="10.489cm" svg:y="1.3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3" draw:layer="layout" svg:width="6.086cm" svg:height="1.038cm" svg:x="7.243cm" svg:y="0.15cm">
              <draw:text-box>
                <text:p><text:span text:style-name="T2">imaging detectors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5cm" fo:page-height="9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Tusche</meta:initial-creator>
    <meta:creation-date>2016-10-28T18:00:24.836531625</meta:creation-date>
    <dc:date>2016-10-28T18:04:39.712565256</dc:date>
    <dc:creator>Christian Tusche</dc:creator>
    <meta:editing-duration>PT4M14S</meta:editing-duration>
    <meta:editing-cycles>2</meta:editing-cycles>
    <meta:generator>LibreOffice/5.1.2.1.0$Linux_X86_64 LibreOffice_project/10m0$Build-1</meta:generator>
    <meta:document-statistic meta:object-count="7"/>
  </office:meta>
</office:document-meta>
</file>